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dkazyOriginalReference" style:family="table">
      <style:table-properties style:width="175.9mm" table:align="margins" style:may-break-between-rows="false"/>
    </style:style>
    <style:style style:name="OdkazyOriginalReference.A" style:family="table-column">
      <style:table-column-properties style:column-width="43.97mm" style:rel-column-width="16383*"/>
    </style:style>
    <style:style style:name="OdkazyOriginalReference.A1" style:family="table-cell">
      <style:table-cell-properties fo:padding="0.97mm" fo:border-left="0.05pt solid #000000" fo:border-right="none" fo:border-top="0.05pt solid #000000" fo:border-bottom="0.05pt solid #000000"/>
    </style:style>
    <style:style style:name="OdkazyOriginalReference.D1" style:family="table-cell">
      <style:table-cell-properties fo:padding="0.97mm" fo:border="0.05pt solid #000000"/>
    </style:style>
    <style:style style:name="OdkazyOriginalReference.A2" style:family="table-cell">
      <style:table-cell-properties fo:padding="0.97mm" fo:border-left="0.05pt solid #000000" fo:border-right="none" fo:border-top="none" fo:border-bottom="0.05pt solid #000000"/>
    </style:style>
    <style:style style:name="OdkazyOriginalReference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354" officeooo:paragraph-rsid="000ef35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ef354" officeooo:paragraph-rsid="000ef354" style:font-size-asian="18pt" style:font-weight-asian="bold" style:font-size-complex="18pt" style:font-weight-complex="bold"/>
    </style:style>
    <style:style style:name="P3" style:family="paragraph" style:parent-style-name="Table_20_Heading">
      <style:text-properties fo:language="cs" fo:country="CZ" officeooo:rsid="000ef354" officeooo:paragraph-rsid="000ef354"/>
    </style:style>
    <style:style style:name="T1" style:family="text">
      <style:text-properties fo:language="cs" fo:country="CZ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dkazy Origin<text:span text:style-name="T1">ál</text:span></text:p>
      <text:p text:style-name="P1"><text:span text:style-name="T1"/></text:p>
      <table:table table:name="OdkazyOriginalReference" table:style-name="OdkazyOriginalReference">
        <table:table-column table:style-name="OdkazyOriginalReference.A" table:number-columns-repeated="4"/>
        <table:table-header-rows>
          <table:table-row>
            <table:table-cell table:style-name="OdkazyOriginalReference.A1" office:value-type="string">
              <text:p text:style-name="P3">Blok</text:p>
            </table:table-cell>
            <table:table-cell table:style-name="OdkazyOriginalReference.A1" office:value-type="string">
              <text:p text:style-name="P3">Kapitola</text:p>
            </table:table-cell>
            <table:table-cell table:style-name="OdkazyOriginalReference.A1" office:value-type="string">
              <text:p text:style-name="P3">Cislo</text:p>
            </table:table-cell>
            <table:table-cell table:style-name="OdkazyOriginalReference.D1" office:value-type="string">
              <text:p text:style-name="Table_20_Heading"/>
            </table:table-cell>
          </table:table-row>
        </table:table-header-rows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  <table:table-row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A2" office:value-type="string">
            <text:p text:style-name="Table_20_Contents"/>
          </table:table-cell>
          <table:table-cell table:style-name="OdkazyOriginalReference.D2" office:value-type="string">
            <text:p text:style-name="Table_20_Contents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9S</meta:editing-duration>
    <meta:editing-cycles>3</meta:editing-cycles>
    <meta:generator>LibreOffice/5.2.1.2$Windows_x86 LibreOffice_project/31dd62db80d4e60af04904455ec9c9219178d620</meta:generator>
    <dc:date>2016-12-01T07:45:14.101000000</dc:date>
    <meta:document-statistic meta:table-count="1" meta:image-count="0" meta:object-count="0" meta:page-count="1" meta:paragraph-count="4" meta:word-count="5" meta:character-count="32" meta:non-whitespace-character-count="31"/>
    <meta:user-defined meta:name="Info 1"/>
    <meta:user-defined meta:name="Info 2"/>
    <meta:user-defined meta:name="Info 3"/>
    <meta:user-defined meta:name="Info 4"/>
  </office:meta>
</office:document-meta>
</file>